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style:text-properties officeooo:rsid="00177b13" officeooo:paragraph-rsid="00177b13"/>
    </style:style>
    <style:style style:name="P2" style:family="paragraph" style:parent-style-name="Standard">
      <style:paragraph-properties fo:line-height="100%"/>
      <style:text-properties officeooo:rsid="001b0e81" officeooo:paragraph-rsid="001baa6d"/>
    </style:style>
    <style:style style:name="P3" style:family="paragraph" style:parent-style-name="Standard">
      <style:paragraph-properties fo:line-height="100%"/>
      <style:text-properties officeooo:rsid="001baa6d" officeooo:paragraph-rsid="001baa6d"/>
    </style:style>
    <style:style style:name="P4" style:family="paragraph" style:parent-style-name="Standard">
      <style:paragraph-properties fo:line-height="100%"/>
      <style:text-properties fo:font-style="italic" officeooo:rsid="00177b13" officeooo:paragraph-rsid="00177b13" style:font-style-asian="italic" style:font-style-complex="italic"/>
    </style:style>
    <style:style style:name="P5" style:family="paragraph" style:parent-style-name="Standard">
      <style:paragraph-properties fo:line-height="100%"/>
      <style:text-properties fo:font-style="italic" officeooo:rsid="0021d749" officeooo:paragraph-rsid="0021d749" style:font-style-asian="italic" style:font-style-complex="italic"/>
    </style:style>
    <style:style style:name="P6" style:family="paragraph" style:parent-style-name="Standard">
      <style:paragraph-properties fo:line-height="100%"/>
      <style:text-properties officeooo:rsid="001f94b1" officeooo:paragraph-rsid="001f94b1"/>
    </style:style>
    <style:style style:name="P7" style:family="paragraph" style:parent-style-name="Standard">
      <style:paragraph-properties fo:line-height="100%"/>
      <style:text-properties officeooo:rsid="001f94b1" officeooo:paragraph-rsid="0021d749"/>
    </style:style>
    <style:style style:name="P8" style:family="paragraph" style:parent-style-name="Standard">
      <style:paragraph-properties fo:line-height="100%"/>
      <style:text-properties officeooo:rsid="001fefa5" officeooo:paragraph-rsid="002b6a57"/>
    </style:style>
    <style:style style:name="P9" style:family="paragraph" style:parent-style-name="Standard">
      <style:paragraph-properties fo:line-height="100%"/>
      <style:text-properties officeooo:rsid="002bec5f" officeooo:paragraph-rsid="002bec5f"/>
    </style:style>
    <style:style style:name="P10" style:family="paragraph" style:parent-style-name="Standard">
      <style:paragraph-properties fo:line-height="100%" fo:padding="0.0291in" fo:border-left="none" fo:border-right="none" fo:border-top="none" fo:border-bottom="0.06pt solid #000000" style:join-border="false"/>
      <style:text-properties officeooo:rsid="001fefa5" officeooo:paragraph-rsid="002b6a57"/>
    </style:style>
    <style:style style:name="P11" style:family="paragraph" style:parent-style-name="Text_20_body">
      <style:paragraph-properties fo:text-align="center" style:justify-single-word="false"/>
      <style:text-properties fo:font-style="italic" officeooo:rsid="002b9090" officeooo:paragraph-rsid="002b9090" style:font-style-asian="italic" style:font-style-complex="italic"/>
    </style:style>
    <style:style style:name="P12" style:family="paragraph" style:parent-style-name="Quotations">
      <style:paragraph-properties fo:margin-left="0.9846in" fo:margin-right="0.3937in" fo:line-height="100%" fo:text-align="center" style:justify-single-word="false" fo:text-indent="0in" style:auto-text-indent="false"/>
      <style:text-properties fo:font-style="italic" style:font-style-asian="italic" style:font-style-complex="italic"/>
    </style:style>
    <style:style style:name="P13" style:family="paragraph" style:parent-style-name="Subtitle">
      <style:paragraph-properties fo:line-height="100%" fo:text-align="center" style:justify-single-word="false"/>
    </style:style>
    <style:style style:name="P14" style:family="paragraph" style:parent-style-name="Standard">
      <style:paragraph-properties fo:line-height="100%"/>
      <style:text-properties officeooo:rsid="0021d749" officeooo:paragraph-rsid="0034819c"/>
    </style:style>
    <style:style style:name="P15" style:family="paragraph" style:parent-style-name="Standard">
      <style:paragraph-properties fo:line-height="100%"/>
      <style:text-properties fo:font-style="italic" officeooo:rsid="002f1867" officeooo:paragraph-rsid="002f1867" style:font-style-asian="italic" style:font-style-complex="italic"/>
    </style:style>
    <style:style style:name="P16" style:family="paragraph" style:parent-style-name="Standard">
      <style:paragraph-properties fo:line-height="100%"/>
      <style:text-properties fo:font-style="italic" officeooo:rsid="003443f2" officeooo:paragraph-rsid="003443f2" style:font-style-asian="italic" style:font-style-complex="italic"/>
    </style:style>
    <style:style style:name="P17" style:family="paragraph" style:parent-style-name="Standard">
      <style:paragraph-properties fo:line-height="100%"/>
      <style:text-properties fo:font-style="italic" officeooo:rsid="00292aec" officeooo:paragraph-rsid="0034819c" style:font-style-asian="italic" style:font-style-complex="italic"/>
    </style:style>
    <style:style style:name="P18" style:family="paragraph" style:parent-style-name="Standard">
      <style:paragraph-properties fo:line-height="100%"/>
      <style:text-properties fo:font-style="italic" officeooo:rsid="00292aec" officeooo:paragraph-rsid="0035fc6d" style:font-style-asian="italic" style:font-style-complex="italic"/>
    </style:style>
    <style:style style:name="P19" style:family="paragraph" style:parent-style-name="Standard">
      <style:paragraph-properties fo:line-height="100%"/>
      <style:text-properties fo:font-style="normal" officeooo:rsid="002f1867" officeooo:paragraph-rsid="002f1867" style:font-style-asian="normal" style:font-style-complex="normal"/>
    </style:style>
    <style:style style:name="P20" style:family="paragraph" style:parent-style-name="Standard">
      <style:paragraph-properties fo:line-height="100%"/>
      <style:text-properties fo:font-style="normal" officeooo:rsid="002f7d4a" officeooo:paragraph-rsid="002f7d4a" style:font-style-asian="normal" style:font-style-complex="normal"/>
    </style:style>
    <style:style style:name="P21" style:family="paragraph" style:parent-style-name="Standard">
      <style:paragraph-properties fo:line-height="100%"/>
      <style:text-properties fo:font-style="normal" officeooo:rsid="00292aec" officeooo:paragraph-rsid="0034819c" style:font-style-asian="normal" style:font-style-complex="normal"/>
    </style:style>
    <style:style style:name="P22" style:family="paragraph" style:parent-style-name="Standard">
      <style:paragraph-properties fo:line-height="100%"/>
      <style:text-properties officeooo:rsid="0030a7f4" officeooo:paragraph-rsid="0030a7f4"/>
    </style:style>
    <style:style style:name="P23" style:family="paragraph" style:parent-style-name="Standard">
      <style:paragraph-properties fo:line-height="100%"/>
      <style:text-properties fo:font-weight="bold" officeooo:rsid="0030a7f4" officeooo:paragraph-rsid="0030a7f4" style:font-weight-asian="bold" style:font-weight-complex="bold"/>
    </style:style>
    <style:style style:name="P24" style:family="paragraph" style:parent-style-name="Standard">
      <style:paragraph-properties fo:line-height="100%"/>
      <style:text-properties officeooo:rsid="0031f408" officeooo:paragraph-rsid="00326a26"/>
    </style:style>
    <style:style style:name="P25" style:family="paragraph" style:parent-style-name="Standard">
      <style:paragraph-properties fo:line-height="100%"/>
      <style:text-properties officeooo:rsid="0031f408" officeooo:paragraph-rsid="003443f2"/>
    </style:style>
    <style:style style:name="P26" style:family="paragraph" style:parent-style-name="Text_20_body">
      <style:paragraph-properties fo:line-height="100%"/>
      <style:text-properties fo:font-style="normal" officeooo:rsid="00357987" officeooo:paragraph-rsid="00357987" style:font-style-asian="normal" style:font-style-complex="normal"/>
    </style:style>
    <style:style style:name="P27" style:family="paragraph" style:parent-style-name="Text_20_body">
      <style:paragraph-properties fo:line-height="100%"/>
      <style:text-properties fo:font-style="italic" officeooo:rsid="00197372" officeooo:paragraph-rsid="0034819c" style:font-style-asian="italic" style:font-style-complex="italic"/>
    </style:style>
    <style:style style:name="P28" style:family="paragraph" style:parent-style-name="Text_20_body">
      <style:text-properties officeooo:rsid="0034819c" officeooo:paragraph-rsid="0034819c"/>
    </style:style>
    <style:style style:name="P29" style:family="paragraph" style:parent-style-name="Text_20_body">
      <style:paragraph-properties fo:line-height="100%" fo:padding="0.0291in" fo:border-left="none" fo:border-right="none" fo:border-top="none" fo:border-bottom="0.99pt solid #000000" style:join-border="false"/>
      <style:text-properties officeooo:paragraph-rsid="00177b13"/>
    </style:style>
    <style:style style:name="P30" style:family="paragraph" style:parent-style-name="Subtitle">
      <style:text-properties officeooo:rsid="0034819c" officeooo:paragraph-rsid="0034819c"/>
    </style:style>
    <style:style style:name="P31" style:family="paragraph" style:parent-style-name="Heading_20_3">
      <style:paragraph-properties fo:line-height="100%"/>
    </style:style>
    <style:style style:name="P32" style:family="paragraph" style:parent-style-name="Heading_20_3">
      <style:paragraph-properties fo:line-height="100%" fo:text-align="center" style:justify-single-word="false"/>
      <style:text-properties officeooo:rsid="00177b13"/>
    </style:style>
    <style:style style:name="P33" style:family="paragraph" style:parent-style-name="Heading_20_3">
      <style:paragraph-properties fo:line-height="100%"/>
      <style:text-properties officeooo:rsid="00177b13" officeooo:paragraph-rsid="0034819c"/>
    </style:style>
    <style:style style:name="P34" style:family="paragraph" style:parent-style-name="Heading_20_3">
      <style:paragraph-properties fo:line-height="100%"/>
      <style:text-properties fo:font-style="italic" officeooo:rsid="00177b13" officeooo:paragraph-rsid="002b9090" style:font-style-asian="italic" style:font-style-complex="italic"/>
    </style:style>
    <style:style style:name="P35" style:family="paragraph" style:parent-style-name="Heading_20_3">
      <style:paragraph-properties fo:line-height="100%"/>
      <style:text-properties fo:font-style="normal" officeooo:rsid="002b9090" officeooo:paragraph-rsid="002b9090" style:font-style-asian="normal" style:font-style-complex="normal"/>
    </style:style>
    <style:style style:name="T1" style:family="text">
      <style:text-properties officeooo:rsid="00177b13"/>
    </style:style>
    <style:style style:name="T2" style:family="text">
      <style:text-properties officeooo:rsid="00182934"/>
    </style:style>
    <style:style style:name="T3" style:family="text">
      <style:text-properties officeooo:rsid="001e38b2"/>
    </style:style>
    <style:style style:name="T4" style:family="text">
      <style:text-properties officeooo:rsid="001f94b1"/>
    </style:style>
    <style:style style:name="T5" style:family="text">
      <style:text-properties officeooo:rsid="0023e3ce"/>
    </style:style>
    <style:style style:name="T6" style:family="text">
      <style:text-properties officeooo:rsid="00275989"/>
    </style:style>
    <style:style style:name="T7" style:family="text">
      <style:text-properties officeooo:rsid="002a4cee"/>
    </style:style>
    <style:style style:name="T8" style:family="text">
      <style:text-properties officeooo:rsid="002b6a57"/>
    </style:style>
    <style:style style:name="T9" style:family="text">
      <style:text-properties officeooo:rsid="002cb697"/>
    </style:style>
    <style:style style:name="T10" style:family="text">
      <style:text-properties officeooo:rsid="0031f408"/>
    </style:style>
    <style:style style:name="T11" style:family="text">
      <style:text-properties officeooo:rsid="00326a26"/>
    </style:style>
    <style:style style:name="T12" style:family="text">
      <style:text-properties officeooo:rsid="003443f2"/>
    </style:style>
    <style:style style:name="T13" style:family="text">
      <style:text-properties fo:font-style="italic" officeooo:rsid="00177b13" style:font-style-asian="italic" style:font-style-complex="italic"/>
    </style:style>
    <style:style style:name="T14" style:family="text">
      <style:text-properties officeooo:rsid="0035fc6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About Page Planning for Portfolio Website</text:p>
      <text:p text:style-name="P12">About page describes my interests/experiences</text:p>
      <text:p text:style-name="P1"/>
      <text:h text:style-name="P32" text:outline-level="3">Theresa the Software Developer: in a Nutshell</text:h>
      <text:p text:style-name="P1"/>
      <text:p text:style-name="P5">Educational Background</text:p>
      <text:p text:style-name="P2">My first steps toward a career in software development began when I enrolled in a B.S. in Computer Science degree program at ECPI University. <text:s/>While attending the university, I participated in many opportunities to gain hands on experience developing programs, working on teams, and managing projects. <text:s/>Since I am an inquisitive learner and I enjoy solving problems, programming was immediately a natural fit and led me to excel academically. <text:s/></text:p>
      <text:p text:style-name="P3"/>
      <text:p text:style-name="P5">Professional Development Experiences</text:p>
      <text:p text:style-name="P7">During <text:span text:style-name="T8">the</text:span> time <text:span text:style-name="T8">I spent </text:span>fulfilling my educational pursuits, I learned how to develop websites, configure web servers <text:span text:style-name="T8">such as Apache and XAMPP</text:span>, manage Oracle databases <text:span text:style-name="T8">and write queries</text:span>, <text:span text:style-name="T6">create</text:span> Android mobile applications, and exercise core <text:span text:style-name="T6">programming</text:span> concepts in several <text:s/>languages. <text:s/>As a result of my studies at the university I have found that I prefer languages such as Python, Java and C#. However, I have additionally studied several other languages including C, C++, HTML, CSS, and Javascript. <text:s/><text:span text:style-name="T5">I have also had experience utilizing popular frameworks such as Node.Js, Jquery, Slick2D, and Pygame. <text:s/>As a programmer, I philosophically commit myself to providing proper program documentation in both team projects and my own personal work (i.e., commenting, flowcharting, pseudocode, and Data-flow diagramming). <text:s/>I also enjoy implementing version control with git and developing in Linux environments.</text:span></text:p>
      <text:p text:style-name="P6"/>
      <text:p text:style-name="P5">Extracurricular Research</text:p>
      <text:p text:style-name="P8">Some additional topics that caught my interest while in school also became a regular part of my studies as extracurricular research. <text:s/>In particular, <text:span text:style-name="T7"><text:s/>elective courses I took in UNIX Administration as well as RedHat Fedora Administration introduced me to Linux and open-source software. <text:s/>Today I use Linux as my main development platform and it has become my favored environment for personal use as well. <text:s/>I enjoy sampling different distributions for fun, such as Linux Mint, Ubuntu, Fedora, OpenSUSE, and ParrotOS. <text:s/></text:span></text:p>
      <text:p text:style-name="P8"/>
      <text:p text:style-name="P8"><text:span text:style-name="T7">The lattermost distribution, ParrotOS, is by far my favorite Linux flavor and is representative of my interests in topics pertaining to networking and cyber security. <text:s/>I have spent a lot of time reading articles and watching seminars by the SANS Institute, and also read books on topics including ethical hacking and security+ certification. <text:s/>Naturally, some of the advanced concepts I encountered throughout research into many of these topics also inspired me to study some fundamentals behind digital systems. These areas include programmable logic devices, logic gates, Karnaugh maps, and combinatorial logic circuits. <text:s/>Some </text:span><text:soft-page-break/><text:span text:style-name="T7">additional topics I continue to research in my free time include hardware configuration, protocols, and system resources. <text:s/></text:span></text:p>
      <text:p text:style-name="P8"/>
      <text:h text:style-name="P34" text:outline-level="3"/>
      <text:p text:style-name="P8"/>
      <text:p text:style-name="P10"/>
      <text:p text:style-name="P1"/>
      <text:p text:style-name="Subtitle">Resume Page Planning</text:p>
      <text:p text:style-name="P11">should reflect teamwork, concrete project examples, personality fits, goals</text:p>
      <text:p text:style-name="P15"/>
      <text:h text:style-name="Heading_20_3" text:outline-level="3">Overview of Technical Skills</text:h>
      <text:p text:style-name="P15"/>
      <text:p text:style-name="P19">Click to download my resume</text:p>
      <text:p text:style-name="P20">indeed button to link to that</text:p>
      <text:p text:style-name="P19"/>
      <text:p text:style-name="P9">(infographic resume <text:span text:style-name="T9">image(s</text:span>) <text:span text:style-name="T9">)</text:span></text:p>
      <text:h text:style-name="P31" text:outline-level="3"/>
      <text:h text:style-name="P31" text:outline-level="3"><text:span text:style-name="T1">P</text:span>referred <text:span text:style-name="T4">C</text:span>ompany <text:span text:style-name="T4">C</text:span>ulture <text:span text:style-name="T4">F</text:span>its</text:h>
      <text:p text:style-name="P4">Type of work interested in/<text:span text:style-name="T2">dream job</text:span>, social responsibility, personality/teams</text:p>
      <text:p text:style-name="P1"/>
      <text:p text:style-name="P23">company culture: </text:p>
      <text:p text:style-name="P22">-encourage team building via events and programs, opporunties for skill and knowledge building, promote positive atmosphere and optimistic attitudes, health, wellness, and fitness programs, team type preference<text:span text:style-name="T10">(self-directed)</text:span></text:p>
      <text:p text:style-name="P22"/>
      <text:p text:style-name="P16">Ideal Workplace</text:p>
      <text:p text:style-name="P24">My ideal workplace seeks to encourage team building through events and programs that enable like-minded, inquisitive individuals to learn and experience professional growth through interaction with one another. <text:s/>The kind of team that I prefer is one that is self-managed, meaning that team members are equally empowered. <text:s/>I prefer this particular team configuration because I believe that it enables all members to take ownership of of the decisions involved in their work and <text:span text:style-name="T11">that this contributes</text:span> to a higher level of motivation and overall job satisfaction. <text:s/></text:p>
      <text:p text:style-name="P24"/>
      <text:p text:style-name="P25">Continuing and broadening my skill set and knowledge is <text:span text:style-name="T11">also </text:span>important to me at both a professional and personal level. <text:s/>Therefore, I am very interested in a company culture that encourages its employees to do so with training opportunities and programs. <text:s/><text:span text:style-name="T12">I also value when companies seek to improve the health and wellness of their employees through unique benefits and programs. <text:s/>I personally believe that individuals perform their best and actualize their most creative ideas under ideal physical and emotional conditions.</text:span></text:p>
      <text:p text:style-name="P25"><text:soft-page-break/></text:p>
      <text:p text:style-name="P25"><text:span text:style-name="T11">My own personal philosophy and mental attitude toward careers in general is that the work we do shouldn't just be a job we do everyday to satisfy life's basic demands; it is an experience that should enrich our minds, encourage us to seek success, develop leadership, and grow together as individuals.</text:span></text:p>
      <text:p text:style-name="P29"><text:span text:style-name="T13"/></text:p>
      <text:p text:style-name="P30">Projects Page Planning</text:p>
      <text:h text:style-name="Heading_20_3" text:outline-level="3">Software Projects</text:h>
      <text:p text:style-name="P28">Make a cool ui dropdown to select project based on language and title</text:p>
      <text:h text:style-name="Heading_20_3" text:outline-level="3">Team Experiences</text:h>
      <text:p text:style-name="P17"><text:span text:style-name="T14">Project </text:span>Green Screen </text:p>
      <text:p text:style-name="P17"><text:span text:style-name="T14">Project </text:span>Design &amp; Consign</text:p>
      <text:p text:style-name="P17"><text:span text:style-name="T14">Project </text:span>Foodiac</text:p>
      <text:p text:style-name="P18"><text:span text:style-name="T14">Software Development Club (</text:span>Minesweeper<text:span text:style-name="T14">)</text:span></text:p>
      <text:p text:style-name="P21"/>
      <text:p text:style-name="P14">(specific projects that reflect project management and systems analysis &amp; design)</text:p>
      <text:h text:style-name="P33" text:outline-level="3">Goals and <text:span text:style-name="T4">A</text:span>spirations</text:h>
      <text:p text:style-name="P27">Short, med, long (find a job, future education plans, maybe start a business), <text:span text:style-name="T3">interests</text:span></text:p>
      <text:p text:style-name="P26">My first and foremost short term goal now that I have graduated is to seek employment and begin my career in ernest as a developer. <text:s/>My future education currently is a 2-5 year range plan and includes the prospective pursuit of a M.D. in either Information Security Engineering at the Sans Institute or an M.D. in Game Design at Full Sail University. <text:s text:c="2"/>I want to spend a year or two in the field programming before I make the decision about how my career will branch and grow. <text:s/></text:p>
      <text:p text:style-name="P26">There are several topics in programming which I am interested in learning and researching in the meantime. <text:s/>I am very interested in machine learning and big data with Python and I plan to pursue learning these topics over time. <text:s/>I am also very interested in spending more time doing bash scripting and learning linux kernel module programming. <text:s/>In the future, I hope to expand my knowledge of digital systems and learn to program Arduinos and the Raspberry Pi. <text:s/></text:p>
      <text:h text:style-name="P35"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7T12:58:05.762709356</meta:creation-date>
    <dc:date>2017-07-18T00:47:46.770051127</dc:date>
    <meta:editing-duration>PT3H36M19S</meta:editing-duration>
    <meta:editing-cycles>34</meta:editing-cycles>
    <meta:generator>LibreOffice/4.3.3.2$Linux_ARM_EABI LibreOffice_project/430m0$Build-2</meta:generator>
    <meta:document-statistic meta:table-count="0" meta:image-count="0" meta:object-count="0" meta:page-count="3" meta:paragraph-count="37" meta:word-count="937" meta:character-count="6144" meta:non-whitespace-character-count="5205"/>
  </office:meta>
</office:document-meta>
</file>